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4.5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4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4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4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4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2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4.7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8.5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8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7cm" svg:y="2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cm" svg:height="1.5cm" svg:x="2.9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2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3.1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cm" svg:y1="3.8cm" svg:x2="8.6cm" svg:y2="3.1cm">
          <text:p/>
        </draw:line>
        <draw:line draw:style-name="gr2" draw:text-style-name="P2" draw:layer="layout" svg:x1="4.6cm" svg:y1="3.8cm" svg:x2="8.6cm" svg:y2="5.8cm">
          <text:p/>
        </draw:line>
        <draw:line draw:style-name="gr2" draw:text-style-name="P2" draw:layer="layout" svg:x1="4.6cm" svg:y1="3.8cm" svg:x2="8.6cm" svg:y2="8.8cm">
          <text:p/>
        </draw:line>
        <draw:line draw:style-name="gr2" draw:text-style-name="P2" draw:layer="layout" svg:x1="4.6cm" svg:y1="3.8cm" svg:x2="8.5cm" svg:y2="11.3cm">
          <text:p/>
        </draw:line>
        <draw:line draw:style-name="gr2" draw:text-style-name="P2" draw:layer="layout" svg:x1="4.6cm" svg:y1="3.7cm" svg:x2="8.6cm" svg:y2="14.2cm">
          <text:p/>
        </draw:line>
        <draw:line draw:style-name="gr2" draw:text-style-name="P2" draw:layer="layout" svg:x1="4.6cm" svg:y1="3.7cm" svg:x2="8.6cm" svg:y2="16.9cm">
          <text:p/>
        </draw:line>
        <draw:line draw:style-name="gr2" draw:text-style-name="P2" draw:layer="layout" svg:x1="4.6cm" svg:y1="3.8cm" svg:x2="8.5cm" svg:y2="20cm">
          <text:p/>
        </draw:line>
        <draw:line draw:style-name="gr2" draw:text-style-name="P2" draw:layer="layout" svg:x1="4.6cm" svg:y1="3.8cm" svg:x2="8.6cm" svg:y2="22.6cm">
          <text:p/>
        </draw:line>
        <draw:line draw:style-name="gr2" draw:text-style-name="P2" draw:layer="layout" svg:x1="4.6cm" svg:y1="3.9cm" svg:x2="8.6cm" svg:y2="25.1cm">
          <text:p/>
        </draw:line>
        <draw:line draw:style-name="gr2" draw:text-style-name="P2" draw:layer="layout" svg:x1="4.6cm" svg:y1="3.8cm" svg:x2="8.6cm" svg:y2="27.9cm">
          <text:p/>
        </draw:line>
        <draw:line draw:style-name="gr2" draw:text-style-name="P2" draw:layer="layout" svg:x1="4.3cm" svg:y1="26.1cm" svg:x2="8.6cm" svg:y2="3cm">
          <text:p/>
        </draw:line>
        <draw:line draw:style-name="gr2" draw:text-style-name="P2" draw:layer="layout" svg:x1="4.3cm" svg:y1="26.1cm" svg:x2="8.5cm" svg:y2="5.7cm">
          <text:p/>
        </draw:line>
        <draw:line draw:style-name="gr2" draw:text-style-name="P2" draw:layer="layout" svg:x1="4.4cm" svg:y1="26cm" svg:x2="8.5cm" svg:y2="8.7cm">
          <text:p/>
        </draw:line>
        <draw:line draw:style-name="gr2" draw:text-style-name="P2" draw:layer="layout" svg:x1="4.3cm" svg:y1="26cm" svg:x2="8.5cm" svg:y2="11.3cm">
          <text:p/>
        </draw:line>
        <draw:line draw:style-name="gr2" draw:text-style-name="P2" draw:layer="layout" svg:x1="4.3cm" svg:y1="26.1cm" svg:x2="8.6cm" svg:y2="14.2cm">
          <text:p/>
        </draw:line>
        <draw:line draw:style-name="gr2" draw:text-style-name="P2" draw:layer="layout" svg:x1="4.3cm" svg:y1="26.1cm" svg:x2="8.6cm" svg:y2="16.9cm">
          <text:p/>
        </draw:line>
        <draw:line draw:style-name="gr2" draw:text-style-name="P2" draw:layer="layout" svg:x1="4.4cm" svg:y1="26.1cm" svg:x2="8.5cm" svg:y2="19.9cm">
          <text:p/>
        </draw:line>
        <draw:line draw:style-name="gr2" draw:text-style-name="P2" draw:layer="layout" svg:x1="4.3cm" svg:y1="26.1cm" svg:x2="8.7cm" svg:y2="22.5cm">
          <text:p/>
        </draw:line>
        <draw:line draw:style-name="gr2" draw:text-style-name="P2" draw:layer="layout" svg:x1="4.3cm" svg:y1="26.1cm" svg:x2="8.6cm" svg:y2="25.1cm">
          <text:p/>
        </draw:line>
        <draw:line draw:style-name="gr2" draw:text-style-name="P2" draw:layer="layout" svg:x1="4.3cm" svg:y1="26cm" svg:x2="8.6cm" svg:y2="27.8cm">
          <text:p/>
        </draw:line>
        <draw:line draw:style-name="gr3" draw:text-style-name="P2" draw:layer="layout" svg:x1="4.3cm" svg:y1="10.8cm" svg:x2="4.6cm" svg:y2="10.2cm">
          <text:p/>
        </draw:line>
        <draw:line draw:style-name="gr3" draw:text-style-name="P2" draw:layer="layout" svg:x1="4.3cm" svg:y1="10.9cm" svg:x2="4.8cm" svg:y2="10.9cm">
          <text:p/>
        </draw:line>
        <draw:line draw:style-name="gr3" draw:text-style-name="P2" draw:layer="layout" svg:x1="4.3cm" svg:y1="10.9cm" svg:x2="4.6cm" svg:y2="11.4cm">
          <text:p/>
        </draw:line>
        <draw:line draw:style-name="gr3" draw:text-style-name="P2" draw:layer="layout" svg:x1="4.2cm" svg:y1="14.2cm" svg:x2="4.5cm" svg:y2="13.6cm">
          <text:p/>
        </draw:line>
        <draw:line draw:style-name="gr3" draw:text-style-name="P2" draw:layer="layout" svg:x1="4.2cm" svg:y1="14.3cm" svg:x2="4.7cm" svg:y2="14.3cm">
          <text:p/>
        </draw:line>
        <draw:line draw:style-name="gr3" draw:text-style-name="P2" draw:layer="layout" svg:x1="4.2cm" svg:y1="14.3cm" svg:x2="4.5cm" svg:y2="14.8cm">
          <text:p/>
        </draw:line>
        <draw:line draw:style-name="gr3" draw:text-style-name="P2" draw:layer="layout" svg:x1="4.411cm" svg:y1="16.8cm" svg:x2="4.711cm" svg:y2="16.2cm">
          <text:p/>
        </draw:line>
        <draw:line draw:style-name="gr3" draw:text-style-name="P2" draw:layer="layout" svg:x1="4.411cm" svg:y1="16.9cm" svg:x2="4.911cm" svg:y2="16.9cm">
          <text:p/>
        </draw:line>
        <draw:line draw:style-name="gr3" draw:text-style-name="P2" draw:layer="layout" svg:x1="4.411cm" svg:y1="16.9cm" svg:x2="4.711cm" svg:y2="17.4cm">
          <text:p/>
        </draw:line>
        <draw:line draw:style-name="gr3" draw:text-style-name="P2" draw:layer="layout" svg:x1="4.4cm" svg:y1="19.9cm" svg:x2="4.7cm" svg:y2="19.3cm">
          <text:p/>
        </draw:line>
        <draw:line draw:style-name="gr3" draw:text-style-name="P2" draw:layer="layout" svg:x1="4.4cm" svg:y1="20cm" svg:x2="4.9cm" svg:y2="20cm">
          <text:p/>
        </draw:line>
        <draw:line draw:style-name="gr3" draw:text-style-name="P2" draw:layer="layout" svg:x1="4.4cm" svg:y1="20cm" svg:x2="4.7cm" svg:y2="20.5cm">
          <text:p/>
        </draw:line>
        <draw:line draw:style-name="gr3" draw:text-style-name="P2" draw:layer="layout" svg:x1="4.2cm" svg:y1="23cm" svg:x2="4.5cm" svg:y2="22.4cm">
          <text:p/>
        </draw:line>
        <draw:line draw:style-name="gr3" draw:text-style-name="P2" draw:layer="layout" svg:x1="4.2cm" svg:y1="23.1cm" svg:x2="4.7cm" svg:y2="23.1cm">
          <text:p/>
        </draw:line>
        <draw:line draw:style-name="gr3" draw:text-style-name="P2" draw:layer="layout" svg:x1="4.2cm" svg:y1="23.1cm" svg:x2="4.5cm" svg:y2="23.6cm">
          <text:p/>
        </draw:line>
        <draw:line draw:style-name="gr3" draw:text-style-name="P2" draw:layer="layout" svg:x1="10.056cm" svg:y1="5.656cm" svg:x2="10.356cm" svg:y2="5.056cm">
          <text:p/>
        </draw:line>
        <draw:line draw:style-name="gr3" draw:text-style-name="P2" draw:layer="layout" svg:x1="10.056cm" svg:y1="5.756cm" svg:x2="10.556cm" svg:y2="5.756cm">
          <text:p/>
        </draw:line>
        <draw:line draw:style-name="gr3" draw:text-style-name="P2" draw:layer="layout" svg:x1="10.056cm" svg:y1="5.756cm" svg:x2="10.356cm" svg:y2="6.256cm">
          <text:p/>
        </draw:line>
        <draw:line draw:style-name="gr3" draw:text-style-name="P2" draw:layer="layout" svg:x1="10cm" svg:y1="8.5cm" svg:x2="10.3cm" svg:y2="7.9cm">
          <text:p/>
        </draw:line>
        <draw:line draw:style-name="gr3" draw:text-style-name="P2" draw:layer="layout" svg:x1="10cm" svg:y1="8.6cm" svg:x2="10.5cm" svg:y2="8.6cm">
          <text:p/>
        </draw:line>
        <draw:line draw:style-name="gr3" draw:text-style-name="P2" draw:layer="layout" svg:x1="10cm" svg:y1="8.6cm" svg:x2="10.3cm" svg:y2="9.1cm">
          <text:p/>
        </draw:line>
        <draw:line draw:style-name="gr3" draw:text-style-name="P2" draw:layer="layout" svg:x1="10cm" svg:y1="11.1cm" svg:x2="10.3cm" svg:y2="10.5cm">
          <text:p/>
        </draw:line>
        <draw:line draw:style-name="gr3" draw:text-style-name="P2" draw:layer="layout" svg:x1="10cm" svg:y1="11.2cm" svg:x2="10.5cm" svg:y2="11.2cm">
          <text:p/>
        </draw:line>
        <draw:line draw:style-name="gr3" draw:text-style-name="P2" draw:layer="layout" svg:x1="10cm" svg:y1="11.2cm" svg:x2="10.3cm" svg:y2="11.7cm">
          <text:p/>
        </draw:line>
        <draw:line draw:style-name="gr3" draw:text-style-name="P2" draw:layer="layout" svg:x1="10.1cm" svg:y1="14.2cm" svg:x2="10.4cm" svg:y2="13.6cm">
          <text:p/>
        </draw:line>
        <draw:line draw:style-name="gr3" draw:text-style-name="P2" draw:layer="layout" svg:x1="10.1cm" svg:y1="14.3cm" svg:x2="10.6cm" svg:y2="14.3cm">
          <text:p/>
        </draw:line>
        <draw:line draw:style-name="gr3" draw:text-style-name="P2" draw:layer="layout" svg:x1="10.1cm" svg:y1="14.3cm" svg:x2="10.4cm" svg:y2="14.8cm">
          <text:p/>
        </draw:line>
        <draw:line draw:style-name="gr3" draw:text-style-name="P2" draw:layer="layout" svg:x1="10.1cm" svg:y1="16.9cm" svg:x2="10.4cm" svg:y2="16.3cm">
          <text:p/>
        </draw:line>
        <draw:line draw:style-name="gr3" draw:text-style-name="P2" draw:layer="layout" svg:x1="10.1cm" svg:y1="17cm" svg:x2="10.6cm" svg:y2="17cm">
          <text:p/>
        </draw:line>
        <draw:line draw:style-name="gr3" draw:text-style-name="P2" draw:layer="layout" svg:x1="10.1cm" svg:y1="17cm" svg:x2="10.4cm" svg:y2="17.5cm">
          <text:p/>
        </draw:line>
        <draw:line draw:style-name="gr3" draw:text-style-name="P2" draw:layer="layout" svg:x1="10cm" svg:y1="19.9cm" svg:x2="10.3cm" svg:y2="19.3cm">
          <text:p/>
        </draw:line>
        <draw:line draw:style-name="gr3" draw:text-style-name="P2" draw:layer="layout" svg:x1="10cm" svg:y1="20cm" svg:x2="10.5cm" svg:y2="20cm">
          <text:p/>
        </draw:line>
        <draw:line draw:style-name="gr3" draw:text-style-name="P2" draw:layer="layout" svg:x1="10cm" svg:y1="20cm" svg:x2="10.3cm" svg:y2="20.5cm">
          <text:p/>
        </draw:line>
        <draw:line draw:style-name="gr3" draw:text-style-name="P2" draw:layer="layout" svg:x1="10.1cm" svg:y1="22.4cm" svg:x2="10.4cm" svg:y2="21.8cm">
          <text:p/>
        </draw:line>
        <draw:line draw:style-name="gr3" draw:text-style-name="P2" draw:layer="layout" svg:x1="10.1cm" svg:y1="22.5cm" svg:x2="10.6cm" svg:y2="22.5cm">
          <text:p/>
        </draw:line>
        <draw:line draw:style-name="gr3" draw:text-style-name="P2" draw:layer="layout" svg:x1="10.1cm" svg:y1="22.5cm" svg:x2="10.4cm" svg:y2="23cm">
          <text:p/>
        </draw:line>
        <draw:line draw:style-name="gr3" draw:text-style-name="P2" draw:layer="layout" svg:x1="10.1cm" svg:y1="25.1cm" svg:x2="10.4cm" svg:y2="24.5cm">
          <text:p/>
        </draw:line>
        <draw:line draw:style-name="gr3" draw:text-style-name="P2" draw:layer="layout" svg:x1="10.1cm" svg:y1="25.2cm" svg:x2="10.6cm" svg:y2="25.2cm">
          <text:p/>
        </draw:line>
        <draw:line draw:style-name="gr3" draw:text-style-name="P2" draw:layer="layout" svg:x1="10.1cm" svg:y1="25.2cm" svg:x2="10.4cm" svg:y2="25.7cm">
          <text:p/>
        </draw:line>
        <draw:line draw:style-name="gr3" draw:text-style-name="P2" draw:layer="layout" svg:x1="4.4cm" svg:y1="7.2cm" svg:x2="4.7cm" svg:y2="6.6cm">
          <text:p/>
        </draw:line>
        <draw:line draw:style-name="gr3" draw:text-style-name="P2" draw:layer="layout" svg:x1="4.4cm" svg:y1="7.3cm" svg:x2="4.9cm" svg:y2="7.3cm">
          <text:p/>
        </draw:line>
        <draw:line draw:style-name="gr3" draw:text-style-name="P2" draw:layer="layout" svg:x1="4.4cm" svg:y1="7.3cm" svg:x2="4.7cm" svg:y2="7.8cm">
          <text:p/>
        </draw:line>
        <draw:line draw:style-name="gr2" draw:text-style-name="P2" draw:layer="layout" svg:x1="10.1cm" svg:y1="3.1cm" svg:x2="14.1cm" svg:y2="6.5cm">
          <text:p/>
        </draw:line>
        <draw:line draw:style-name="gr2" draw:text-style-name="P2" draw:layer="layout" svg:x1="10.1cm" svg:y1="3.1cm" svg:x2="14.3cm" svg:y2="9.8cm">
          <text:p/>
        </draw:line>
        <draw:line draw:style-name="gr2" draw:text-style-name="P2" draw:layer="layout" svg:x1="10.1cm" svg:y1="3.1cm" svg:x2="14.4cm" svg:y2="13.5cm">
          <text:p/>
        </draw:line>
        <draw:line draw:style-name="gr2" draw:text-style-name="P2" draw:layer="layout" svg:x1="10.1cm" svg:y1="3.1cm" svg:x2="14.3cm" svg:y2="17cm">
          <text:p/>
        </draw:line>
        <draw:line draw:style-name="gr2" draw:text-style-name="P2" draw:layer="layout" svg:x1="10.1cm" svg:y1="3cm" svg:x2="14.5cm" svg:y2="20.5cm">
          <text:p/>
        </draw:line>
        <draw:line draw:style-name="gr2" draw:text-style-name="P2" draw:layer="layout" svg:x1="10.1cm" svg:y1="3.1cm" svg:x2="14.7cm" svg:y2="24.2cm">
          <text:p/>
        </draw:line>
        <draw:line draw:style-name="gr2" draw:text-style-name="P2" draw:layer="layout" svg:x1="10.1cm" svg:y1="27.8cm" svg:x2="14.7cm" svg:y2="24.2cm">
          <text:p/>
        </draw:line>
        <draw:line draw:style-name="gr2" draw:text-style-name="P2" draw:layer="layout" svg:x1="10.1cm" svg:y1="27.7cm" svg:x2="14.5cm" svg:y2="20.4cm">
          <text:p/>
        </draw:line>
        <draw:line draw:style-name="gr2" draw:text-style-name="P2" draw:layer="layout" svg:x1="10.1cm" svg:y1="27.8cm" svg:x2="14.3cm" svg:y2="16.9cm">
          <text:p/>
        </draw:line>
        <draw:line draw:style-name="gr2" draw:text-style-name="P2" draw:layer="layout" svg:x1="10.1cm" svg:y1="27.8cm" svg:x2="14.4cm" svg:y2="13.3cm">
          <text:p/>
        </draw:line>
        <draw:line draw:style-name="gr2" draw:text-style-name="P2" draw:layer="layout" svg:x1="10.1cm" svg:y1="27.9cm" svg:x2="14.3cm" svg:y2="9.8cm">
          <text:p/>
        </draw:line>
        <draw:line draw:style-name="gr2" draw:text-style-name="P2" draw:layer="layout" svg:x1="10.1cm" svg:y1="27.7cm" svg:x2="14.1cm" svg:y2="6.5cm">
          <text:p/>
        </draw:line>
        <draw:frame draw:style-name="gr4" draw:text-style-name="P3" draw:layer="layout" svg:width="4.3cm" svg:height="0.962cm" svg:x="7.5cm" svg:y="1.3cm">
          <draw:text-box>
            <text:p>Hidden-Layer</text:p>
          </draw:text-box>
        </draw:frame>
        <draw:frame draw:style-name="gr5" draw:text-style-name="P3" draw:layer="layout" svg:width="3.9cm" svg:height="1.1cm" svg:x="1.9cm" svg:y="1.5cm">
          <draw:text-box>
            <text:p>Input-Layer</text:p>
          </draw:text-box>
        </draw:frame>
        <draw:frame draw:style-name="gr6" draw:text-style-name="P3" draw:layer="layout" svg:width="4.202cm" svg:height="0.962cm" svg:x="14.2cm" svg:y="1.9cm">
          <draw:text-box>
            <text:p>Output-Layer</text:p>
          </draw:text-box>
        </draw:frame>
        <draw:frame draw:style-name="gr6" draw:text-style-name="P3" draw:layer="layout" svg:width="2.191cm" svg:height="0.962cm" svg:x="1.3cm" svg:y="2.3cm">
          <draw:text-box>
            <text:p>pos_x</text:p>
          </draw:text-box>
        </draw:frame>
        <draw:frame draw:style-name="gr6" draw:text-style-name="P3" draw:layer="layout" svg:width="2.191cm" svg:height="0.962cm" svg:x="1.109cm" svg:y="5.6cm">
          <draw:text-box>
            <text:p>pos_y</text:p>
          </draw:text-box>
        </draw:frame>
        <draw:frame draw:style-name="gr6" draw:text-style-name="P3" draw:layer="layout" svg:width="4.867cm" svg:height="0.962cm" svg:x="0.79cm" svg:y="9.1cm">
          <draw:text-box>
            <text:p>num_of_friends</text:p>
          </draw:text-box>
        </draw:frame>
        <draw:frame draw:style-name="gr6" draw:text-style-name="P3" draw:layer="layout" svg:width="5.358cm" svg:height="0.962cm" svg:x="0.842cm" svg:y="12.438cm">
          <draw:text-box>
            <text:p>num_of_enemies</text:p>
          </draw:text-box>
        </draw:frame>
        <draw:frame draw:style-name="gr6" draw:text-style-name="P3" draw:layer="layout" svg:width="4.477cm" svg:height="1.673cm" svg:x="0.923cm" svg:y="15.2cm">
          <draw:text-box>
            <text:p>found_friendly</text:p>
            <text:p>_building</text:p>
          </draw:text-box>
        </draw:frame>
        <draw:frame draw:style-name="gr6" draw:text-style-name="P3" draw:layer="layout" svg:width="4.337cm" svg:height="1.673cm" svg:x="1.063cm" svg:y="18.3cm">
          <draw:text-box>
            <text:p>found_enemy</text:p>
            <text:p>_building</text:p>
          </draw:text-box>
        </draw:frame>
        <draw:frame draw:style-name="gr6" draw:text-style-name="P3" draw:layer="layout" svg:width="2.894cm" svg:height="2.384cm" svg:x="1.171cm" svg:y="20.916cm">
          <draw:text-box>
            <text:p>dist_to_</text:p>
            <text:p>friendly_</text:p>
            <text:p>building</text:p>
          </draw:text-box>
        </draw:frame>
        <draw:frame draw:style-name="gr6" draw:text-style-name="P3" draw:layer="layout" svg:width="2.754cm" svg:height="2.384cm" svg:x="1.046cm" svg:y="24.2cm">
          <draw:text-box>
            <text:p>dist_to_</text:p>
            <text:p>enemy_</text:p>
            <text:p>building</text:p>
          </draw:text-box>
        </draw:frame>
        <draw:frame draw:style-name="gr6" draw:text-style-name="P3" draw:layer="layout" svg:width="5.417cm" svg:height="1.673cm" svg:x="14.283cm" svg:y="4.127cm">
          <draw:text-box>
            <text:p>&lt;SetDestination()</text:p>
            <text:p>|SetTarget()&gt;</text:p>
          </draw:text-box>
        </draw:frame>
        <draw:frame draw:style-name="gr6" draw:text-style-name="P3" draw:layer="layout" svg:width="4.164cm" svg:height="0.962cm" svg:x="14.7cm" svg:y="8cm">
          <draw:text-box>
            <text:p>target_pos_x</text:p>
          </draw:text-box>
        </draw:frame>
        <draw:frame draw:style-name="gr6" draw:text-style-name="P3" draw:layer="layout" svg:width="4.164cm" svg:height="0.962cm" svg:x="15.2cm" svg:y="11.6cm">
          <draw:text-box>
            <text:p>target_pos_y</text:p>
          </draw:text-box>
        </draw:frame>
        <draw:frame draw:style-name="gr7" draw:text-style-name="P3" draw:layer="layout" svg:width="4.507cm" svg:height="0.962cm" svg:x="14.793cm" svg:y="15.038cm">
          <draw:text-box>
            <text:p>friend | enemy</text:p>
          </draw:text-box>
        </draw:frame>
        <draw:frame draw:style-name="gr6" draw:text-style-name="P3" draw:layer="layout" svg:width="4.651cm" svg:height="0.962cm" svg:x="14.9cm" svg:y="18.8cm">
          <draw:text-box>
            <text:p>target_building</text:p>
          </draw:text-box>
        </draw:frame>
        <draw:frame draw:style-name="gr6" draw:text-style-name="P3" draw:layer="layout" svg:width="2.123cm" svg:height="0.962cm" svg:x="15.4cm" svg:y="22.5cm">
          <draw:text-box>
            <text:p>targ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08:43:44.343000000</meta:creation-date>
    <dc:date>2018-04-29T12:40:18.253000000</dc:date>
    <meta:editing-duration>PT3H45M53S</meta:editing-duration>
    <meta:editing-cycles>22</meta:editing-cycles>
    <meta:generator>LibreOffice/5.3.7.2$Windows_X86_64 LibreOffice_project/6b8ed514a9f8b44d37a1b96673cbbdd077e24059</meta:generator>
    <meta:document-statistic meta:object-count="115"/>
  </office:meta>
</office:document-meta>
</file>